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2a0" officeooo:paragraph-rsid="001d02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6:06:40.952180144</meta:creation-date>
    <dc:date>2023-04-28T16:07:08.140134755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6.2$Linux_X86_64 LibreOffice_project/30$Build-2</meta:generator>
  </office:meta>
</office:document-meta>
</file>